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omas U. Banks should be here.<text:line-break/>Bla bla bla in Israel also should be here<text:line-break/>Thomas U. Banks<text:tab/>829-00-2162<text:tab/>25253<text:tab/>RU<text:tab/>25/5/1966 <text:s/>banks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0T11:03:04.36</meta:creation-date>
    <dc:date>2021-05-15T17:52:48.83</dc:date>
    <meta:editing-duration>PT4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" meta:word-count="23" meta:character-count="137"/>
    <dc:creator>Victor Bystrov</dc:creator>
  </office:meta>
</office:document-meta>
</file>